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4.251cm" style:rel-column-width="16383*"/>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P1" style:family="paragraph" style:parent-style-name="Standard">
      <style:text-properties style:font-name="Courier New" fo:font-size="8pt" style:font-size-asian="8pt" style:font-size-complex="8pt"/>
    </style:style>
    <style:style style:name="P2" style:family="paragraph" style:parent-style-name="Standard">
      <style:text-properties style:font-name="Courier New" fo:font-size="8pt" officeooo:paragraph-rsid="00073dff" style:font-size-asian="8pt" style:font-size-complex="8pt"/>
    </style:style>
    <style:style style:name="P3" style:family="paragraph" style:parent-style-name="Standard">
      <style:text-properties style:font-name="Courier New" fo:font-size="8pt" officeooo:paragraph-rsid="002489d9" style:font-size-asian="8pt" style:font-size-complex="8pt"/>
    </style:style>
    <style:style style:name="P4" style:family="paragraph" style:parent-style-name="Standard">
      <style:text-properties style:font-name="Courier New" fo:font-size="8pt" officeooo:paragraph-rsid="0026cdb1" style:font-size-asian="8pt" style:font-size-complex="8pt"/>
    </style:style>
    <style:style style:name="P5" style:family="paragraph" style:parent-style-name="Standard">
      <style:text-properties style:font-name="Courier New" fo:font-size="8pt" fo:language="en" fo:country="US" officeooo:rsid="00103f3b" officeooo:paragraph-rsid="0012da0d" style:font-size-asian="8pt" style:font-size-complex="8pt"/>
    </style:style>
    <style:style style:name="P6" style:family="paragraph" style:parent-style-name="Standard">
      <style:text-properties style:font-name="Courier New" fo:font-size="8pt" fo:language="en" fo:country="US" officeooo:rsid="00103f3b" officeooo:paragraph-rsid="00194ba6" style:font-size-asian="8pt" style:font-size-complex="8pt"/>
    </style:style>
    <style:style style:name="P7" style:family="paragraph" style:parent-style-name="Standard">
      <style:text-properties style:font-name="Courier New" fo:font-size="8pt" fo:language="en" fo:country="US" officeooo:rsid="00103f3b" officeooo:paragraph-rsid="002489d9" style:font-size-asian="8pt" style:font-size-complex="8pt"/>
    </style:style>
    <style:style style:name="P8" style:family="paragraph" style:parent-style-name="Standard">
      <style:text-properties officeooo:paragraph-rsid="00010eb5"/>
    </style:style>
    <style:style style:name="P9" style:family="paragraph" style:parent-style-name="Standard">
      <style:text-properties officeooo:paragraph-rsid="0003cd16"/>
    </style:style>
    <style:style style:name="P10" style:family="paragraph" style:parent-style-name="Standard">
      <style:text-properties fo:font-size="14pt" fo:font-weight="bold" officeooo:paragraph-rsid="0003cd16" style:font-size-asian="14pt" style:font-weight-asian="bold" style:font-size-complex="14pt" style:font-weight-complex="bold"/>
    </style:style>
    <style:style style:name="P11" style:family="paragraph" style:parent-style-name="Standard">
      <style:text-properties fo:font-size="14pt" fo:language="en" fo:country="US" fo:font-weight="bold" officeooo:rsid="000b0b91" officeooo:paragraph-rsid="000b0b91" style:font-size-asian="14pt" style:font-weight-asian="bold" style:font-size-complex="14pt" style:font-weight-complex="bold"/>
    </style:style>
    <style:style style:name="P12" style:family="paragraph" style:parent-style-name="Standard">
      <style:text-properties fo:font-size="14pt" style:text-underline-style="solid" style:text-underline-width="auto" style:text-underline-color="font-color" fo:font-weight="bold" officeooo:paragraph-rsid="00010eb5" style:font-size-asian="14pt" style:font-weight-asian="bold" style:font-size-complex="14pt" style:font-weight-complex="bold"/>
    </style:style>
    <style:style style:name="P13" style:family="paragraph" style:parent-style-name="Standard">
      <style:text-properties officeooo:paragraph-rsid="00073dff"/>
    </style:style>
    <style:style style:name="P14" style:family="paragraph" style:parent-style-name="Standard">
      <style:text-properties fo:language="en" fo:country="US" officeooo:rsid="00073dff" officeooo:paragraph-rsid="00073dff"/>
    </style:style>
    <style:style style:name="P15" style:family="paragraph" style:parent-style-name="Standard">
      <style:text-properties fo:language="en" fo:country="US" fo:font-weight="bold" officeooo:rsid="00010eb5" officeooo:paragraph-rsid="00010eb5" style:font-weight-asian="bold" style:font-weight-complex="bold"/>
    </style:style>
    <style:style style:name="P16" style:family="paragraph" style:parent-style-name="Standard">
      <style:text-properties fo:language="en" fo:country="US" fo:font-style="italic" officeooo:rsid="0010e56c" officeooo:paragraph-rsid="0010e56c" style:font-style-asian="italic" style:font-style-complex="italic"/>
    </style:style>
    <style:style style:name="P17" style:family="paragraph" style:parent-style-name="Standard">
      <style:text-properties fo:font-weight="bold" officeooo:paragraph-rsid="00010eb5" style:font-weight-asian="bold" style:font-weight-complex="bold"/>
    </style:style>
    <style:style style:name="P18" style:family="paragraph" style:parent-style-name="Standard">
      <style:text-properties fo:font-weight="normal" officeooo:paragraph-rsid="0010e56c" style:font-weight-asian="normal" style:font-weight-complex="normal"/>
    </style:style>
    <style:style style:name="P19" style:family="paragraph" style:parent-style-name="Standard">
      <style:paragraph-properties fo:margin-left="1.251cm" fo:margin-right="0cm" fo:text-indent="0cm" style:auto-text-indent="false"/>
    </style:style>
    <style:style style:name="P20" style:family="paragraph" style:parent-style-name="Standard">
      <style:paragraph-properties fo:margin-left="1.251cm" fo:margin-right="0cm" fo:text-indent="0cm" style:auto-text-indent="false"/>
      <style:text-properties style:font-name="Courier New" fo:font-size="10pt" fo:language="en" fo:country="US" officeooo:rsid="000ef2fa" officeooo:paragraph-rsid="0010e56c" style:font-size-asian="10pt" style:font-size-complex="10pt"/>
    </style:style>
    <style:style style:name="P21" style:family="paragraph" style:parent-style-name="Standard">
      <style:paragraph-properties fo:margin-left="1.251cm" fo:margin-right="0cm" fo:text-indent="0cm" style:auto-text-indent="false"/>
      <style:text-properties style:font-name="Courier New" fo:font-size="10pt" fo:language="en" fo:country="US" officeooo:rsid="00010eb5" officeooo:paragraph-rsid="0010e56c" style:font-size-asian="10pt" style:font-size-complex="10pt"/>
    </style:style>
    <style:style style:name="P22" style:family="paragraph" style:parent-style-name="Standard">
      <style:paragraph-properties fo:margin-left="1.251cm" fo:margin-right="0cm" fo:text-indent="0cm" style:auto-text-indent="false"/>
      <style:text-properties style:font-name="Courier New" fo:font-size="10pt" fo:language="en" fo:country="US" officeooo:rsid="0010e56c" officeooo:paragraph-rsid="0010e56c" style:font-size-asian="10pt" style:font-size-complex="10pt"/>
    </style:style>
    <style:style style:name="P23" style:family="paragraph" style:parent-style-name="Standard">
      <style:paragraph-properties fo:margin-left="1.251cm" fo:margin-right="0cm" fo:text-indent="0cm" style:auto-text-indent="false"/>
      <style:text-properties fo:font-weight="bold" style:font-weight-asian="bold" style:font-weight-complex="bold"/>
    </style:style>
    <style:style style:name="P24" style:family="paragraph" style:parent-style-name="Standard">
      <style:paragraph-properties fo:margin-left="1.251cm" fo:margin-right="0cm" fo:text-indent="0cm" style:auto-text-indent="false"/>
      <style:text-properties fo:font-weight="bold" officeooo:paragraph-rsid="0010e56c" style:font-weight-asian="bold" style:font-weight-complex="bold"/>
    </style:style>
    <style:style style:name="P25" style:family="paragraph" style:parent-style-name="Standard">
      <style:paragraph-properties fo:margin-left="1.251cm" fo:margin-right="0cm" fo:text-indent="0cm" style:auto-text-indent="false"/>
      <style:text-properties fo:font-style="italic" style:text-underline-style="solid" style:text-underline-width="auto" style:text-underline-color="font-color" style:font-style-asian="italic" style:font-style-complex="italic"/>
    </style:style>
    <style:style style:name="P26" style:family="paragraph" style:parent-style-name="Standard">
      <style:paragraph-properties fo:margin-left="1.251cm" fo:margin-right="0cm" fo:text-indent="0cm" style:auto-text-indent="false"/>
      <style:text-properties fo:font-weight="normal" officeooo:paragraph-rsid="000d205a" style:font-weight-asian="normal" style:font-weight-complex="normal"/>
    </style:style>
    <style:style style:name="P27" style:family="paragraph" style:parent-style-name="Standard">
      <style:paragraph-properties fo:margin-left="1.251cm" fo:margin-right="0cm" fo:text-indent="0cm" style:auto-text-indent="false"/>
      <style:text-properties fo:font-weight="normal" officeooo:paragraph-rsid="00010eb5" style:font-weight-asian="normal" style:font-weight-complex="normal"/>
    </style:style>
    <style:style style:name="P28" style:family="paragraph" style:parent-style-name="Standard">
      <style:paragraph-properties fo:margin-left="1.251cm" fo:margin-right="0cm" fo:text-indent="0cm" style:auto-text-indent="false"/>
      <style:text-properties fo:font-weight="normal" officeooo:paragraph-rsid="00172416" style:font-weight-asian="normal" style:font-weight-complex="normal"/>
    </style:style>
    <style:style style:name="P29" style:family="paragraph" style:parent-style-name="Standard">
      <style:paragraph-properties fo:margin-left="1.251cm" fo:margin-right="0cm" fo:text-indent="0cm" style:auto-text-indent="false"/>
      <style:text-properties style:font-name="Liberation Serif" fo:font-size="12pt" fo:language="en" fo:country="US" fo:font-weight="bold" officeooo:rsid="00200d5c" officeooo:paragraph-rsid="00200d5c" style:font-size-asian="12pt" style:font-weight-asian="bold" style:font-size-complex="12pt" style:font-weight-complex="bold"/>
    </style:style>
    <style:style style:name="P30" style:family="paragraph" style:parent-style-name="Standard">
      <style:paragraph-properties fo:margin-left="1.251cm" fo:margin-right="0cm" fo:text-indent="0cm" style:auto-text-indent="false"/>
      <style:text-properties style:font-name="Liberation Serif" fo:font-size="12pt" fo:language="en" fo:country="US" fo:font-weight="bold" officeooo:rsid="000e9cec" officeooo:paragraph-rsid="0010e56c" style:font-size-asian="12pt" style:font-weight-asian="bold" style:font-size-complex="12pt" style:font-weight-complex="bold"/>
    </style:style>
    <style:style style:name="P31" style:family="paragraph" style:parent-style-name="Standard">
      <style:paragraph-properties fo:margin-left="1.251cm" fo:margin-right="0cm" fo:text-indent="0cm" style:auto-text-indent="false"/>
      <style:text-properties style:font-name="Liberation Serif" fo:font-size="12pt" fo:language="en" fo:country="US" fo:font-weight="bold" officeooo:rsid="000e9cec" officeooo:paragraph-rsid="002561d5" style:font-size-asian="12pt" style:font-weight-asian="bold" style:font-size-complex="12pt" style:font-weight-complex="bold"/>
    </style:style>
    <style:style style:name="P32" style:family="paragraph" style:parent-style-name="Standard">
      <style:paragraph-properties fo:margin-left="1.251cm" fo:margin-right="0cm" fo:text-indent="0cm" style:auto-text-indent="false"/>
      <style:text-properties style:font-name="Liberation Serif" fo:font-size="12pt" fo:language="en" fo:country="US" fo:font-style="italic" fo:font-weight="normal" officeooo:rsid="00200d5c" officeooo:paragraph-rsid="00200d5c" style:font-size-asian="12pt" style:font-style-asian="italic" style:font-weight-asian="normal" style:font-size-complex="12pt" style:font-style-complex="italic" style:font-weight-complex="normal"/>
    </style:style>
    <style:style style:name="P33" style:family="paragraph" style:parent-style-name="Standard">
      <style:paragraph-properties fo:margin-left="1.251cm" fo:margin-right="0cm" fo:text-indent="0cm" style:auto-text-indent="false"/>
      <style:text-properties style:font-name="Liberation Serif" fo:font-size="12pt" fo:language="en" fo:country="US" fo:font-style="normal" fo:font-weight="normal" officeooo:rsid="0011d652" officeooo:paragraph-rsid="002561d5"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1.251cm" fo:margin-right="0cm" fo:text-indent="0cm" style:auto-text-indent="false"/>
      <style:text-properties style:font-name="Liberation Serif" fo:font-size="12pt" fo:font-weight="bold" officeooo:paragraph-rsid="00200d5c" style:font-size-asian="12pt" style:font-weight-asian="bold" style:font-size-complex="12pt" style:font-weight-complex="bold"/>
    </style:style>
    <style:style style:name="P35" style:family="paragraph" style:parent-style-name="Standard">
      <style:paragraph-properties fo:margin-left="1.251cm" fo:margin-right="0cm" fo:text-indent="0cm" style:auto-text-indent="false"/>
      <style:text-properties officeooo:paragraph-rsid="000eb7b0"/>
    </style:style>
    <style:style style:name="P36" style:family="paragraph" style:parent-style-name="Standard">
      <style:paragraph-properties fo:margin-left="1.251cm" fo:margin-right="0cm" fo:text-indent="0cm" style:auto-text-indent="false"/>
      <style:text-properties fo:language="en" fo:country="US" fo:font-weight="normal" officeooo:rsid="0010e56c" officeooo:paragraph-rsid="00172416" style:font-weight-asian="normal" style:font-weight-complex="normal"/>
    </style:style>
    <style:style style:name="P37" style:family="paragraph" style:parent-style-name="Standard">
      <style:paragraph-properties fo:margin-left="1.251cm" fo:margin-right="0cm" fo:text-indent="0cm" style:auto-text-indent="false"/>
      <style:text-properties fo:language="en" fo:country="US" officeooo:rsid="00010eb5" officeooo:paragraph-rsid="00010eb5"/>
    </style:style>
    <style:style style:name="P38" style:family="paragraph" style:parent-style-name="Standard">
      <style:paragraph-properties fo:margin-left="2.501cm" fo:margin-right="0cm" fo:text-indent="0cm" style:auto-text-indent="false"/>
    </style:style>
    <style:style style:name="P39" style:family="paragraph" style:parent-style-name="Standard">
      <style:paragraph-properties fo:margin-left="2.501cm" fo:margin-right="0cm" fo:text-indent="0cm" style:auto-text-indent="false"/>
      <style:text-properties officeooo:paragraph-rsid="00010eb5"/>
    </style:style>
    <style:style style:name="P40" style:family="paragraph" style:parent-style-name="Standard">
      <style:paragraph-properties fo:margin-left="2.501cm" fo:margin-right="0cm" fo:text-indent="0cm" style:auto-text-indent="false"/>
      <style:text-properties officeooo:paragraph-rsid="0003cd16"/>
    </style:style>
    <style:style style:name="P41" style:family="paragraph" style:parent-style-name="Standard">
      <style:paragraph-properties fo:margin-left="2.501cm" fo:margin-right="0cm" fo:text-indent="0cm" style:auto-text-indent="false"/>
      <style:text-properties fo:font-weight="normal" officeooo:paragraph-rsid="0010e56c" style:font-weight-asian="normal" style:font-weight-complex="normal"/>
    </style:style>
    <style:style style:name="P42" style:family="paragraph" style:parent-style-name="Standard">
      <style:paragraph-properties fo:margin-left="2.501cm" fo:margin-right="0cm" fo:text-indent="0cm" style:auto-text-indent="false"/>
      <style:text-properties fo:font-weight="normal" officeooo:paragraph-rsid="00172416" style:font-weight-asian="normal" style:font-weight-complex="normal"/>
    </style:style>
    <style:style style:name="P43" style:family="paragraph" style:parent-style-name="Standard">
      <style:paragraph-properties fo:margin-left="2.501cm" fo:margin-right="0cm" fo:text-indent="0cm" style:auto-text-indent="false"/>
      <style:text-properties officeooo:paragraph-rsid="0010e56c"/>
    </style:style>
    <style:style style:name="P44" style:family="paragraph" style:parent-style-name="Standard">
      <style:paragraph-properties fo:margin-left="2.501cm" fo:margin-right="0cm" fo:text-indent="0cm" style:auto-text-indent="false"/>
      <style:text-properties fo:font-style="italic" style:font-style-asian="italic" style:font-style-complex="italic"/>
    </style:style>
    <style:style style:name="P45" style:family="paragraph" style:parent-style-name="Standard">
      <style:paragraph-properties fo:margin-left="2.501cm" fo:margin-right="0cm" fo:text-indent="0cm" style:auto-text-indent="false"/>
      <style:text-properties officeooo:paragraph-rsid="0011d652"/>
    </style:style>
    <style:style style:name="P46" style:family="paragraph" style:parent-style-name="Standard">
      <style:paragraph-properties fo:margin-left="2.501cm" fo:margin-right="0cm" fo:text-indent="0cm" style:auto-text-indent="false"/>
      <style:text-properties style:font-name="Liberation Serif" fo:font-size="12pt" fo:language="en" fo:country="US" fo:font-weight="normal" officeooo:rsid="00103f3b" officeooo:paragraph-rsid="0011d652" style:font-size-asian="12pt" style:font-weight-asian="normal" style:font-size-complex="12pt" style:font-weight-complex="normal"/>
    </style:style>
    <style:style style:name="P47" style:family="paragraph" style:parent-style-name="Standard">
      <style:paragraph-properties fo:margin-left="2.501cm" fo:margin-right="0cm" fo:text-indent="0cm" style:auto-text-indent="false"/>
      <style:text-properties style:font-name="Liberation Serif" fo:font-size="12pt" fo:language="en" fo:country="US" fo:font-weight="normal" officeooo:rsid="00103f3b" officeooo:paragraph-rsid="0024cb9b" style:font-size-asian="12pt" style:font-weight-asian="normal" style:font-size-complex="12pt" style:font-weight-complex="normal"/>
    </style:style>
    <style:style style:name="P48" style:family="paragraph" style:parent-style-name="Standard">
      <style:paragraph-properties fo:margin-left="2.501cm" fo:margin-right="0cm" fo:text-indent="0cm" style:auto-text-indent="false"/>
      <style:text-properties style:font-name="Liberation Serif" fo:font-size="12pt" fo:language="en" fo:country="US" fo:font-weight="normal" officeooo:rsid="00103f3b" officeooo:paragraph-rsid="002561d5" style:font-size-asian="12pt" style:font-weight-asian="normal" style:font-size-complex="12pt" style:font-weight-complex="normal"/>
    </style:style>
    <style:style style:name="P49" style:family="paragraph" style:parent-style-name="Standard">
      <style:paragraph-properties fo:margin-left="2.501cm" fo:margin-right="0cm" fo:text-indent="0cm" style:auto-text-indent="false"/>
      <style:text-properties style:font-name="Liberation Serif" fo:font-size="12pt" fo:language="en" fo:country="US" fo:font-style="italic" fo:font-weight="normal" officeooo:rsid="00200d5c" officeooo:paragraph-rsid="00200d5c" style:font-size-asian="12pt" style:font-style-asian="italic" style:font-weight-asian="normal" style:font-size-complex="12pt" style:font-style-complex="italic" style:font-weight-complex="normal"/>
    </style:style>
    <style:style style:name="P50" style:family="paragraph" style:parent-style-name="Standard">
      <style:paragraph-properties fo:margin-left="2.501cm" fo:margin-right="0cm" fo:text-indent="0cm" style:auto-text-indent="false"/>
      <style:text-properties style:font-name="Liberation Serif" fo:font-size="12pt" fo:language="en" fo:country="US" fo:font-style="italic" fo:font-weight="normal" officeooo:rsid="00200d5c" officeooo:paragraph-rsid="002155a6" style:font-size-asian="12pt" style:font-style-asian="italic" style:font-weight-asian="normal" style:font-size-complex="12pt" style:font-style-complex="italic" style:font-weight-complex="normal"/>
    </style:style>
    <style:style style:name="P51" style:family="paragraph" style:parent-style-name="Standard">
      <style:paragraph-properties fo:margin-left="2.501cm" fo:margin-right="0cm" fo:text-indent="0cm" style:auto-text-indent="false"/>
      <style:text-properties style:font-name="Liberation Serif" fo:font-size="12pt" fo:font-style="italic" fo:font-weight="normal" officeooo:paragraph-rsid="00200d5c" style:font-size-asian="12pt" style:font-style-asian="italic" style:font-weight-asian="normal" style:font-size-complex="12pt" style:font-style-complex="italic" style:font-weight-complex="normal"/>
    </style:style>
    <style:style style:name="P52" style:family="paragraph" style:parent-style-name="Standard">
      <style:paragraph-properties fo:margin-left="2.501cm" fo:margin-right="0cm" fo:text-indent="0cm" style:auto-text-indent="false"/>
      <style:text-properties officeooo:paragraph-rsid="00168814"/>
    </style:style>
    <style:style style:name="P53" style:family="paragraph" style:parent-style-name="Standard">
      <style:paragraph-properties fo:margin-left="2.501cm" fo:margin-right="0cm" fo:text-indent="0cm" style:auto-text-indent="false"/>
      <style:text-properties fo:font-weight="bold" style:font-weight-asian="bold" style:font-weight-complex="bold"/>
    </style:style>
    <style:style style:name="P54" style:family="paragraph" style:parent-style-name="Standard">
      <style:paragraph-properties fo:margin-left="2.501cm" fo:margin-right="0cm" fo:text-indent="0cm" style:auto-text-indent="false"/>
      <style:text-properties style:font-name="Courier New" fo:font-size="10pt" fo:language="en" fo:country="US" officeooo:rsid="00010eb5" officeooo:paragraph-rsid="00010eb5" style:font-size-asian="10pt" style:font-size-complex="10pt"/>
    </style:style>
    <style:style style:name="P55" style:family="paragraph" style:parent-style-name="Standard">
      <style:paragraph-properties fo:margin-left="2.501cm" fo:margin-right="0cm" fo:text-indent="0cm" style:auto-text-indent="false"/>
      <style:text-properties style:font-name="Courier New" fo:font-size="8pt" fo:language="en" fo:country="US" officeooo:rsid="00010eb5" officeooo:paragraph-rsid="002561d5" style:font-size-asian="8pt" style:font-size-complex="8pt"/>
    </style:style>
    <style:style style:name="P56" style:family="paragraph" style:parent-style-name="Standard">
      <style:paragraph-properties fo:margin-left="0cm" fo:margin-right="0cm" fo:text-indent="0cm" style:auto-text-indent="false"/>
    </style:style>
    <style:style style:name="P57" style:family="paragraph" style:parent-style-name="Standard">
      <style:text-properties fo:language="en" fo:country="US" officeooo:rsid="00073dff" officeooo:paragraph-rsid="00073dff"/>
    </style:style>
    <style:style style:name="P58" style:family="paragraph" style:parent-style-name="Standard">
      <style:text-properties fo:language="en" fo:country="US" officeooo:rsid="002c7db6" officeooo:paragraph-rsid="002c7db6"/>
    </style:style>
    <style:style style:name="P59" style:family="paragraph" style:parent-style-name="Standard">
      <style:text-properties style:font-name="Courier New"/>
    </style:style>
    <style:style style:name="P60" style:family="paragraph" style:parent-style-name="Standard">
      <style:text-properties style:font-name="Courier New" officeooo:paragraph-rsid="00073dff"/>
    </style:style>
    <style:style style:name="P61" style:family="paragraph" style:parent-style-name="Standard">
      <style:text-properties style:font-name="Courier New" officeooo:paragraph-rsid="00277c5e"/>
    </style:style>
    <style:style style:name="P62" style:family="paragraph" style:parent-style-name="Standard">
      <style:text-properties fo:font-size="10pt" fo:language="en" fo:country="US" officeooo:rsid="002c7db6" officeooo:paragraph-rsid="002c7db6" style:font-size-asian="10pt" style:font-size-complex="10pt"/>
    </style:style>
    <style:style style:name="P63" style:family="paragraph" style:parent-style-name="Standard">
      <style:text-properties fo:font-size="10pt" fo:language="en" fo:country="US" officeooo:rsid="002c7db6" officeooo:paragraph-rsid="00327816" style:font-size-asian="10pt" style:font-size-complex="10pt"/>
    </style:style>
    <style:style style:name="P64" style:family="paragraph" style:parent-style-name="Standard">
      <style:paragraph-properties fo:margin-left="2.501cm" fo:margin-right="0cm" fo:text-indent="0cm" style:auto-text-indent="false"/>
      <style:text-properties style:font-name="Courier New" fo:font-size="10pt" fo:language="en" fo:country="US" officeooo:rsid="00010eb5" officeooo:paragraph-rsid="002f33a8" style:font-size-asian="10pt" style:font-size-complex="10pt"/>
    </style:style>
    <style:style style:name="P65" style:family="paragraph" style:parent-style-name="Standard">
      <style:paragraph-properties fo:margin-left="2.501cm" fo:margin-right="0cm" fo:text-indent="0cm" style:auto-text-indent="false"/>
      <style:text-properties style:font-name="Courier New" fo:font-size="10pt" fo:language="en" fo:country="US" officeooo:rsid="0010e56c" officeooo:paragraph-rsid="0031b06f" style:font-size-asian="10pt" style:font-size-complex="10pt"/>
    </style:style>
    <style:style style:name="P66" style:family="paragraph" style:parent-style-name="Standard">
      <style:paragraph-properties fo:margin-left="2.501cm" fo:margin-right="0cm" fo:text-indent="0cm" style:auto-text-indent="false"/>
      <style:text-properties style:font-name="Courier New" fo:font-size="10pt" fo:language="en" fo:country="US" officeooo:rsid="0031b06f" officeooo:paragraph-rsid="0031b06f" style:font-size-asian="10pt" style:font-size-complex="10pt"/>
    </style:style>
    <style:style style:name="P67" style:family="paragraph" style:parent-style-name="Standard">
      <style:paragraph-properties fo:margin-left="1.251cm" fo:margin-right="0cm" fo:text-indent="0cm" style:auto-text-indent="false"/>
      <style:text-properties style:font-name="Liberation Serif" fo:font-size="12pt" fo:language="en" fo:country="US" fo:font-weight="bold" officeooo:rsid="00103f3b" officeooo:paragraph-rsid="00225583" style:font-size-asian="12pt" style:font-weight-asian="bold" style:font-size-complex="12pt" style:font-weight-complex="bold"/>
    </style:style>
    <style:style style:name="P68" style:family="paragraph" style:parent-style-name="Standard">
      <style:paragraph-properties fo:margin-left="1.251cm" fo:margin-right="0cm" fo:text-indent="0cm" style:auto-text-indent="false"/>
      <style:text-properties style:font-name="Courier New" fo:font-size="10pt" fo:language="en" fo:country="US" officeooo:rsid="00010eb5" officeooo:paragraph-rsid="00010eb5" style:font-size-asian="10pt" style:font-size-complex="10pt"/>
    </style:style>
    <style:style style:name="P69" style:family="paragraph" style:parent-style-name="Standard">
      <style:paragraph-properties fo:margin-left="1.251cm" fo:margin-right="0cm" fo:text-indent="0cm" style:auto-text-indent="false"/>
      <style:text-properties style:font-name="Courier New" fo:font-size="10pt" fo:language="en" fo:country="US" officeooo:rsid="00010eb5" officeooo:paragraph-rsid="002f33a8" style:font-size-asian="10pt" style:font-size-complex="10pt"/>
    </style:style>
    <style:style style:name="P70" style:family="paragraph" style:parent-style-name="Standard">
      <style:paragraph-properties fo:margin-left="1.251cm" fo:margin-right="0cm" fo:text-indent="0cm" style:auto-text-indent="false"/>
      <style:text-properties style:font-name="Courier New" fo:font-size="10pt" fo:language="en" fo:country="US" officeooo:rsid="000ef2fa" officeooo:paragraph-rsid="0031b06f" style:font-size-asian="10pt" style:font-size-complex="10pt"/>
    </style:style>
    <style:style style:name="P71" style:family="paragraph" style:parent-style-name="Standard">
      <style:paragraph-properties fo:margin-left="1.251cm" fo:margin-right="0cm" fo:text-indent="0cm" style:auto-text-indent="false"/>
      <style:text-properties style:font-name="Courier New" fo:font-size="10pt" fo:language="en" fo:country="US" officeooo:rsid="002f33a8" officeooo:paragraph-rsid="002f33a8" style:font-size-asian="10pt" style:font-size-complex="10pt"/>
    </style:style>
    <style:style style:name="P72" style:family="paragraph" style:parent-style-name="Standard">
      <style:paragraph-properties fo:margin-left="1.251cm" fo:margin-right="0cm" fo:text-indent="0cm" style:auto-text-indent="false"/>
    </style:style>
    <style:style style:name="P73" style:family="paragraph" style:parent-style-name="Standard">
      <style:paragraph-properties fo:margin-left="1.251cm" fo:margin-right="0cm" fo:text-indent="0cm" style:auto-text-indent="false"/>
    </style:style>
    <style:style style:name="P74" style:family="paragraph" style:parent-style-name="Standard">
      <style:paragraph-properties fo:margin-left="1.251cm" fo:margin-right="0cm" fo:text-indent="0cm" style:auto-text-indent="false"/>
      <style:text-properties fo:font-weight="bold" style:font-weight-asian="bold" style:font-weight-complex="bold"/>
    </style:style>
    <style:style style:name="T1" style:family="text">
      <style:text-properties style:font-name="Courier New" fo:font-size="10pt" style:font-size-asian="10pt" style:font-size-complex="10pt"/>
    </style:style>
    <style:style style:name="T2" style:family="text">
      <style:text-properties style:font-name="Courier New" fo:font-size="10pt" officeooo:rsid="00200d5c" style:font-size-asian="10pt" style:font-size-complex="10pt"/>
    </style:style>
    <style:style style:name="T3" style:family="text">
      <style:text-properties style:font-name="Courier New" fo:font-size="10pt" fo:font-style="italic" style:font-size-asian="10pt" style:font-style-asian="italic" style:font-size-complex="10pt" style:font-style-complex="italic"/>
    </style:style>
    <style:style style:name="T4" style:family="text">
      <style:text-properties style:font-name="Courier New" fo:font-size="10pt" fo:font-style="italic" officeooo:rsid="00200d5c" style:font-size-asian="10pt" style:font-style-asian="italic" style:font-size-complex="10pt" style:font-style-complex="italic"/>
    </style:style>
    <style:style style:name="T5" style:family="text">
      <style:text-properties style:font-name="Courier New" fo:font-size="10pt" fo:font-style="italic" style:text-underline-style="solid" style:text-underline-width="auto" style:text-underline-color="font-color" officeooo:rsid="00200d5c" style:font-size-asian="10pt" style:font-style-asian="italic" style:font-size-complex="10pt" style:font-style-complex="italic"/>
    </style:style>
    <style:style style:name="T6" style:family="text">
      <style:text-properties style:font-name="Courier New" fo:font-size="8pt" officeooo:rsid="00217994" style:font-size-asian="8pt" style:font-size-complex="8pt"/>
    </style:style>
    <style:style style:name="T7" style:family="text">
      <style:text-properties style:font-name="Courier New" fo:font-size="8pt" officeooo:rsid="00200d5c" style:font-size-asian="8pt" style:font-size-complex="8pt"/>
    </style:style>
    <style:style style:name="T8" style:family="text">
      <style:text-properties fo:language="en" fo:country="US" officeooo:rsid="00010eb5"/>
    </style:style>
    <style:style style:name="T9" style:family="text">
      <style:text-properties fo:language="en" fo:country="US" fo:font-style="italic" style:text-underline-style="solid" style:text-underline-width="auto" style:text-underline-color="font-color" officeooo:rsid="00010eb5" style:font-style-asian="italic" style:font-style-complex="italic"/>
    </style:style>
    <style:style style:name="T10" style:family="text">
      <style:text-properties fo:language="en" fo:country="US" fo:font-style="italic" officeooo:rsid="0010e56c" style:font-style-asian="italic" style:font-style-complex="italic"/>
    </style:style>
    <style:style style:name="T11" style:family="text">
      <style:text-properties fo:language="en" fo:country="US" fo:font-weight="bold" officeooo:rsid="0003cd16" style:font-weight-asian="bold" style:font-weight-complex="bold"/>
    </style:style>
    <style:style style:name="T12" style:family="text">
      <style:text-properties fo:language="en" fo:country="US" fo:font-weight="bold" officeooo:rsid="000d205a" style:font-weight-asian="bold" style:font-weight-complex="bold"/>
    </style:style>
    <style:style style:name="T13" style:family="text">
      <style:text-properties fo:language="en" fo:country="US" fo:font-weight="bold" officeooo:rsid="00172416" style:font-weight-asian="bold" style:font-weight-complex="bold"/>
    </style:style>
    <style:style style:name="T14" style:family="text">
      <style:text-properties fo:language="en" fo:country="US" officeooo:rsid="0003cd16"/>
    </style:style>
    <style:style style:name="T15" style:family="text">
      <style:text-properties fo:language="en" fo:country="US" officeooo:rsid="00073dff"/>
    </style:style>
    <style:style style:name="T16" style:family="text">
      <style:text-properties fo:language="en" fo:country="US" officeooo:rsid="000d0450"/>
    </style:style>
    <style:style style:name="T17" style:family="text">
      <style:text-properties fo:language="en" fo:country="US" officeooo:rsid="000d205a"/>
    </style:style>
    <style:style style:name="T18" style:family="text">
      <style:text-properties fo:language="en" fo:country="US" officeooo:rsid="0010e56c"/>
    </style:style>
    <style:style style:name="T19" style:family="text">
      <style:text-properties fo:language="en" fo:country="US" fo:font-style="normal" officeooo:rsid="0010e56c" style:font-style-asian="normal" style:font-style-complex="normal"/>
    </style:style>
    <style:style style:name="T20" style:family="text">
      <style:text-properties fo:language="en" fo:country="US" fo:font-style="normal" officeooo:rsid="0011d652" style:font-style-asian="normal" style:font-style-complex="normal"/>
    </style:style>
    <style:style style:name="T21" style:family="text">
      <style:text-properties fo:language="en" fo:country="US" officeooo:rsid="0011d652"/>
    </style:style>
    <style:style style:name="T22" style:family="text">
      <style:text-properties fo:language="en" fo:country="US" officeooo:rsid="00168814"/>
    </style:style>
    <style:style style:name="T23" style:family="text">
      <style:text-properties fo:language="en" fo:country="US" officeooo:rsid="00200d5c"/>
    </style:style>
    <style:style style:name="T24" style:family="text">
      <style:text-properties fo:language="en" fo:country="US" officeooo:rsid="00217994"/>
    </style:style>
    <style:style style:name="T25" style:family="text">
      <style:text-properties fo:language="en" fo:country="US" officeooo:rsid="00225583"/>
    </style:style>
    <style:style style:name="T26" style:family="text">
      <style:text-properties fo:language="en" fo:country="US" officeooo:rsid="00242d13"/>
    </style:style>
    <style:style style:name="T27" style:family="text">
      <style:text-properties fo:language="en" fo:country="US" officeooo:rsid="002a9d93"/>
    </style:style>
    <style:style style:name="T28" style:family="text">
      <style:text-properties fo:language="en" fo:country="US" officeooo:rsid="002c7db6"/>
    </style:style>
    <style:style style:name="T29" style:family="text">
      <style:text-properties fo:font-style="italic" style:font-style-asian="italic" style:font-style-complex="italic"/>
    </style:style>
    <style:style style:name="T30" style:family="text">
      <style:text-properties fo:font-style="italic" officeooo:rsid="0010e56c" style:font-style-asian="italic" style:font-style-complex="italic"/>
    </style:style>
    <style:style style:name="T31" style:family="text">
      <style:text-properties fo:font-style="italic" officeooo:rsid="0011d652" style:font-style-asian="italic" style:font-style-complex="italic"/>
    </style:style>
    <style:style style:name="T32" style:family="text">
      <style:text-properties fo:font-style="italic" officeooo:rsid="00010eb5" style:font-style-asian="italic" style:font-style-complex="italic"/>
    </style:style>
    <style:style style:name="T33" style:family="text">
      <style:text-properties fo:font-style="italic" officeooo:rsid="00217994" style:font-style-asian="italic" style:font-style-complex="italic"/>
    </style:style>
    <style:style style:name="T34" style:family="text">
      <style:text-properties fo:font-style="italic" style:text-underline-style="solid" style:text-underline-width="auto" style:text-underline-color="font-color" style:font-style-asian="italic" style:font-style-complex="italic"/>
    </style:style>
    <style:style style:name="T35" style:family="text">
      <style:text-properties fo:font-style="italic" style:text-underline-style="solid" style:text-underline-width="auto" style:text-underline-color="font-color" officeooo:rsid="00200d5c" style:font-style-asian="italic" style:font-style-complex="italic"/>
    </style:style>
    <style:style style:name="T36" style:family="text">
      <style:text-properties fo:font-style="italic" style:text-underline-style="solid" style:text-underline-width="auto" style:text-underline-color="font-color" officeooo:rsid="002f33a8" style:font-style-asian="italic" style:font-style-complex="italic"/>
    </style:style>
    <style:style style:name="T37" style:family="text">
      <style:text-properties fo:font-style="italic" style:text-underline-style="solid" style:text-underline-width="auto" style:text-underline-color="font-color" officeooo:rsid="00103f3b" style:font-style-asian="italic" style:font-style-complex="italic"/>
    </style:style>
    <style:style style:name="T38" style:family="text">
      <style:text-properties fo:font-style="italic" style:text-underline-style="solid" style:text-underline-width="auto" style:text-underline-color="font-color" officeooo:rsid="00217994" style:font-style-asian="italic" style:font-style-complex="italic"/>
    </style:style>
    <style:style style:name="T39" style:family="text">
      <style:text-properties fo:font-weight="bold" style:font-weight-asian="bold" style:font-weight-complex="bold"/>
    </style:style>
    <style:style style:name="T40" style:family="text">
      <style:text-properties fo:font-weight="normal" style:font-weight-asian="normal" style:font-weight-complex="normal"/>
    </style:style>
    <style:style style:name="T41" style:family="text">
      <style:text-properties officeooo:rsid="0010e56c"/>
    </style:style>
    <style:style style:name="T42" style:family="text">
      <style:text-properties fo:font-style="normal" officeooo:rsid="0011d652" style:font-style-asian="normal" style:font-style-complex="normal"/>
    </style:style>
    <style:style style:name="T43" style:family="text">
      <style:text-properties fo:font-style="normal" officeooo:rsid="00225583" style:font-style-asian="normal" style:font-style-complex="normal"/>
    </style:style>
    <style:style style:name="T44" style:family="text">
      <style:text-properties fo:font-style="normal" officeooo:rsid="0024cb9b" style:font-style-asian="normal" style:font-style-complex="normal"/>
    </style:style>
    <style:style style:name="T45" style:family="text">
      <style:text-properties officeooo:rsid="0014cee3"/>
    </style:style>
    <style:style style:name="T46" style:family="text">
      <style:text-properties officeooo:rsid="00168814"/>
    </style:style>
    <style:style style:name="T47" style:family="text">
      <style:text-properties style:font-name="Liberation Serif" fo:font-size="12pt" fo:language="en" fo:country="US" fo:font-style="italic" fo:font-weight="normal" officeooo:rsid="0010e56c" style:font-size-asian="12pt" style:font-style-asian="italic" style:font-weight-asian="normal" style:font-size-complex="12pt" style:font-style-complex="italic" style:font-weight-complex="normal"/>
    </style:style>
    <style:style style:name="T48" style:family="text">
      <style:text-properties style:font-name="Liberation Serif" fo:font-size="12pt" fo:language="en" fo:country="US" fo:font-style="normal" fo:font-weight="normal" officeooo:rsid="0011d652" style:font-size-asian="12pt" style:font-style-asian="normal" style:font-weight-asian="normal" style:font-size-complex="12pt" style:font-style-complex="normal" style:font-weight-complex="normal"/>
    </style:style>
    <style:style style:name="T49" style:family="text">
      <style:text-properties style:font-name="Liberation Serif" fo:font-size="12pt" fo:language="en" fo:country="US" fo:font-style="normal" fo:font-weight="normal" officeooo:rsid="000e9cec" style:font-size-asian="12pt" style:font-style-asian="normal" style:font-weight-asian="normal" style:font-size-complex="12pt" style:font-style-complex="normal" style:font-weight-complex="normal"/>
    </style:style>
    <style:style style:name="T50" style:family="text">
      <style:text-properties officeooo:rsid="0022121a"/>
    </style:style>
    <style:style style:name="T51" style:family="text">
      <style:text-properties officeooo:rsid="00217994"/>
    </style:style>
    <style:style style:name="T52" style:family="text">
      <style:text-properties fo:font-size="10pt" officeooo:rsid="002561d5" style:font-size-asian="10pt" style:font-size-complex="10pt"/>
    </style:style>
    <style:style style:name="T53" style:family="text">
      <style:text-properties fo:font-size="10pt" fo:font-style="italic" style:text-underline-style="solid" style:text-underline-width="auto" style:text-underline-color="font-color" officeooo:rsid="00200d5c" style:font-size-asian="10pt" style:font-style-asian="italic" style:font-size-complex="10pt" style:font-style-complex="italic"/>
    </style:style>
    <style:style style:name="T54" style:family="text">
      <style:text-properties fo:font-size="10pt" fo:font-style="normal" officeooo:rsid="00200d5c" style:font-size-asian="10pt" style:font-style-asian="normal" style:font-size-complex="10pt" style:font-style-complex="normal"/>
    </style:style>
    <style:style style:name="T55" style:family="text">
      <style:text-properties fo:font-size="10pt" fo:font-style="normal" officeooo:rsid="002561d5" style:font-size-asian="10pt" style:font-style-asian="normal" style:font-size-complex="10pt" style:font-style-complex="normal"/>
    </style:style>
    <style:style style:name="T56" style:family="text">
      <style:text-properties fo:font-size="10pt" fo:font-style="normal" style:text-underline-style="solid" style:text-underline-width="auto" style:text-underline-color="font-color" officeooo:rsid="00200d5c" style:font-size-asian="10pt" style:font-style-asian="normal" style:font-size-complex="10pt" style:font-style-complex="normal"/>
    </style:style>
    <style:style style:name="T57" style:family="text">
      <style:text-properties officeooo:rsid="00293fa0"/>
    </style:style>
    <style:style style:name="T58" style:family="text">
      <style:text-properties style:font-name="Liberation Serif"/>
    </style:style>
    <style:style style:name="T59" style:family="text">
      <style:text-properties style:font-name="Liberation Serif" fo:font-size="12pt" style:font-size-asian="12pt" style:font-size-complex="12pt"/>
    </style:style>
    <style:style style:name="T60" style:family="text">
      <style:text-properties style:font-name="Liberation Serif" fo:font-size="12pt" officeooo:rsid="00217994" style:font-size-asian="12pt" style:font-size-complex="12pt"/>
    </style:style>
    <style:style style:name="T61" style:family="text">
      <style:text-properties style:font-name="Liberation Serif" fo:font-size="12pt" officeooo:rsid="00200d5c" style:font-size-asian="12pt" style:font-size-complex="12pt"/>
    </style:style>
    <style:style style:name="T62" style:family="text">
      <style:text-properties style:font-name="Liberation Serif" fo:font-size="12pt" officeooo:rsid="00103f3b" style:font-size-asian="12pt" style:font-size-complex="12pt"/>
    </style:style>
    <style:style style:name="T63" style:family="text">
      <style:text-properties style:font-name="Liberation Serif" fo:font-size="12pt" officeooo:rsid="0031b06f" style:font-size-asian="12pt" style:font-size-complex="12pt"/>
    </style:style>
    <style:style style:name="T64" style:family="text">
      <style:text-properties style:font-name="Liberation Serif" officeooo:rsid="00103f3b"/>
    </style:style>
    <style:style style:name="T65" style:family="text">
      <style:text-properties style:font-name="Liberation Serif" officeooo:rsid="00217994"/>
    </style:style>
    <style:style style:name="T66" style:family="text">
      <style:text-properties fo:font-size="8pt" style:font-size-asian="8pt" style:font-size-complex="8pt"/>
    </style:style>
    <style:style style:name="T67" style:family="text">
      <style:text-properties fo:font-size="8pt" officeooo:rsid="002f33a8" style:font-size-asian="8pt" style:font-size-complex="8pt"/>
    </style:style>
    <style:style style:name="T68" style:family="text">
      <style:text-properties fo:font-size="8pt" officeooo:rsid="00103f3b" style:font-size-asian="8pt" style:font-size-complex="8pt"/>
    </style:style>
    <style:style style:name="T69" style:family="text">
      <style:text-properties fo:font-size="8pt" officeooo:rsid="0014cee3" style:font-size-asian="8pt" style:font-size-complex="8pt"/>
    </style:style>
    <style:style style:name="T70" style:family="text">
      <style:text-properties fo:font-size="8pt" officeooo:rsid="00217994" style:font-size-asian="8pt" style:font-size-complex="8pt"/>
    </style:style>
    <style:style style:name="T71" style:family="text">
      <style:text-properties fo:font-size="8pt" style:text-underline-style="solid" style:text-underline-width="auto" style:text-underline-color="font-color" officeooo:rsid="00103f3b" style:font-size-asian="8pt" style:font-size-complex="8pt"/>
    </style:style>
    <style:style style:name="T72" style:family="text">
      <style:text-properties officeooo:rsid="002f33a8"/>
    </style:style>
    <style:style style:name="T73" style:family="text">
      <style:text-properties style:text-position="super 58%" officeooo:rsid="002f33a8"/>
    </style:style>
    <style:style style:name="T74" style:family="text">
      <style:text-properties style:text-underline-style="solid" style:text-underline-width="auto" style:text-underline-color="font-color"/>
    </style:style>
    <style:style style:name="T75" style:family="text">
      <style:text-properties style:text-underline-style="solid" style:text-underline-width="auto" style:text-underline-color="font-color" officeooo:rsid="00200d5c"/>
    </style:style>
    <style:style style:name="T76" style:family="text">
      <style:text-properties style:text-underline-style="solid" style:text-underline-width="auto" style:text-underline-color="font-color" officeooo:rsid="002f33a8"/>
    </style:style>
    <style:style style:name="T77" style:family="text">
      <style:text-properties style:text-underline-style="solid" style:text-underline-width="auto" style:text-underline-color="font-color" officeooo:rsid="00103f3b"/>
    </style:style>
    <style:style style:name="T78" style:family="text">
      <style:text-properties officeooo:rsid="00103f3b"/>
    </style:style>
    <style:style style:name="T79" style:family="text">
      <style:text-properties officeooo:rsid="0031b06f"/>
    </style:style>
    <style:style style:name="T80" style:family="text">
      <style:text-properties style:font-name="Courier New"/>
    </style:style>
    <style:style style:name="T81" style:family="text">
      <style:text-properties style:font-name="Courier New" officeooo:rsid="0031b06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mplate data</text:p>
      <text:p text:style-name="P8">CSV file with delimiter as per config parameter "<text:span text:style-name="T29">CSVdelimiter</text:span>":</text:p>
      <text:p text:style-name="P56"/>
      <text:p text:style-name="P23">1st string: <text:span text:style-name="T40">label definition and size (always 1st)</text:span></text:p>
      <text:p text:style-name="P23">2nd string: <text:span text:style-name="T40">1st object definition and parameters</text:span></text:p>
      <text:p text:style-name="P23">3rd string: <text:span text:style-name="T40">2nd object definition and parameters</text:span></text:p>
      <text:p text:style-name="P19">...</text:p>
      <text:p text:style-name="P56"/>
      <text:p text:style-name="Standard">====template file <text:span text:style-name="T8">structure</text:span>====</text:p>
      <text:p text:style-name="P3"><text:s text:c="4"/>label; <text:span text:style-name="T24">[</text:span><text:span text:style-name="T23">backgroundColor</text:span><text:span text:style-name="T24">]</text:span><text:span text:style-name="T23">; </text:span><text:span text:style-name="T24">[</text:span><text:span text:style-name="T23">objectColor</text:span><text:span text:style-name="T24">]</text:span><text:span text:style-name="T23">; </text:span>width; height;</text:p>
      <text:p text:style-name="P3"/>
      <text:p text:style-name="P4"><text:s text:c="5"/>text; <text:span text:style-name="T24">[</text:span><text:span text:style-name="T23">objectColor</text:span><text:span text:style-name="T24">]</text:span><text:span text:style-name="T23">; </text:span>posX; posY; [rotate]; <text:span text:style-name="T22">[</text:span>default_text<text:span text:style-name="T22">]</text:span>; fontName; fontSize; [fontStyle];</text:p>
      <text:p text:style-name="P3"/>
      <text:p text:style-name="P3"><text:s text:c="2"/>picture; <text:span text:style-name="T24">[</text:span><text:span text:style-name="T23">objectColor</text:span><text:span text:style-name="T24">]</text:span><text:span text:style-name="T23">; </text:span>posX; posY; [rotate]; <text:span text:style-name="T22">[</text:span>default_file<text:span text:style-name="T22">]</text:span>; [width]; [height]; [transparent];</text:p>
      <text:p text:style-name="P1"/>
      <text:p text:style-name="P3"><text:s text:c="2"/>barcode; <text:span text:style-name="T24">[</text:span><text:span text:style-name="T23">backgroundColor</text:span><text:span text:style-name="T24">]</text:span><text:span text:style-name="T23">; </text:span><text:span text:style-name="T24">[</text:span><text:span text:style-name="T23">objectColor</text:span><text:span text:style-name="T24">]</text:span><text:span text:style-name="T23">; </text:span>posX; posY; [rotate]; <text:span text:style-name="T22">[</text:span>default_data<text:span text:style-name="T22">]</text:span>; width; height; <text:s text:c="2"/><text:tab/><text:tab/>bcFormat; [transparent]; [additional_features];</text:p>
      <text:p text:style-name="P3"/>
      <text:p text:style-name="P7"><text:s text:c="5"/>line; <text:span text:style-name="T51">[objectColor]; </text:span>posX; posY; <text:s text:c="8"/>; <text:span text:style-name="T46">[</text:span>lineWidth<text:span text:style-name="T46">]</text:span>; <text:span text:style-name="T45">endX</text:span>; <text:s/><text:span text:style-name="T45">endY</text:span>;</text:p>
      <text:p text:style-name="P5"/>
      <text:p text:style-name="P7"><text:s text:c="5"/>line; <text:span text:style-name="T51">[objectColor]; </text:span>posX; posY; [rotate]; <text:span text:style-name="T46">[</text:span>lineWidth<text:span text:style-name="T46">]</text:span>; <text:span text:style-name="T50">lineLength</text:span>;</text:p>
      <text:p text:style-name="P6"/>
      <text:p text:style-name="P7">rectangle; <text:span text:style-name="T51">[objectColor]; </text:span>posX; posY; [rotate]; <text:span text:style-name="T46">[</text:span>lineWidth<text:span text:style-name="T46">]</text:span>; width; height; <text:s text:c="2"/><text:span text:style-name="T46">[</text:span>fill<text:span text:style-name="T46">]</text:span>;</text:p>
      <text:p text:style-name="P5"/>
      <text:p text:style-name="P7"><text:s text:c="2"/>ellipse; <text:span text:style-name="T51">[objectColor]; </text:span>posX; posY; [rotate]; <text:span text:style-name="T46">[</text:span>lineWidth<text:span text:style-name="T46">]</text:span>; width; height; <text:s text:c="2"/><text:span text:style-name="T46">[</text:span>fill<text:span text:style-name="T46">]</text:span>;</text:p>
      <text:p text:style-name="Standard">====end====</text:p>
      <text:p text:style-name="Standard"/>
      <text:p text:style-name="P15">Objects name allowed:</text:p>
      <text:p text:style-name="P37"><text:span text:style-name="T3">label</text:span><text:span text:style-name="T1"> – defines label size in [pix]</text:span></text:p>
      <text:p text:style-name="P55"><text:span text:style-name="T52">will be filled with </text:span><text:span text:style-name="T53">backgroundColor</text:span><text:span text:style-name="T54"> </text:span><text:span text:style-name="T55">and </text:span><text:span text:style-name="T53">objectColor</text:span><text:span text:style-name="T55"> will be used as default for all objects with no </text:span><text:span text:style-name="T53">objectColor</text:span><text:span text:style-name="T55"> defined.</text:span></text:p>
      <text:p text:style-name="P68"><text:span text:style-name="T29">text</text:span> – <text:span text:style-name="T41">draw</text:span> text string <text:span text:style-name="T41">(CR/LF not allowed)</text:span></text:p>
      <text:p text:style-name="P69"><text:tab/><text:span text:style-name="T34">fontName</text:span> <text:span text:style-name="T72">will be changed to 1</text:span><text:span text:style-name="T73">st</text:span><text:span text:style-name="T72"> available in the system list if not <text:tab/>recognized</text:span></text:p>
      <text:p text:style-name="P54"/>
      <text:p text:style-name="P68"><text:span text:style-name="T29">picture</text:span> – <text:span text:style-name="T41">draw</text:span> picture</text:p>
      <text:p text:style-name="P69"><text:tab/><text:span text:style-name="T35">objectColor</text:span> <text:span text:style-name="T72">can be replaced with transparent if </text:span><text:span text:style-name="T67">transparent</text:span><text:span text:style-name="T72"> option set <text:tab/>to “1”.</text:span></text:p>
      <text:p text:style-name="P69"><text:tab/><text:span text:style-name="T34">width</text:span> <text:span text:style-name="T72">and </text:span><text:span text:style-name="T36">height</text:span><text:span text:style-name="T72"> can be set to “0” to scale picture 100%.</text:span></text:p>
      <text:p text:style-name="P54"/>
      <text:p text:style-name="P21"><text:span text:style-name="T29">barcode</text:span> – <text:span text:style-name="T41">draw</text:span> 1D or 2D barcode</text:p>
      <text:p text:style-name="P64"><text:span text:style-name="T35">backgroundColor</text:span> <text:span text:style-name="T72">is ignored if </text:span><text:span text:style-name="T36">transparent</text:span><text:span text:style-name="T72"> option set to “1”.</text:span></text:p>
      <text:p text:style-name="P64"><text:span text:style-name="T74">additional_</text:span><text:span text:style-name="T34">features</text:span> <text:span text:style-name="T72">should be used with care as it overrides default barcode generation parameters.</text:span></text:p>
      <text:p text:style-name="P64"/>
      <text:p text:style-name="P22">line – draw line <text:span text:style-name="T57">(2 versions)</text:span></text:p>
      <text:p text:style-name="P65"><text:span text:style-name="T72">line will be generated from point to length and angle if</text:span><text:span text:style-name="T68"> </text:span><text:span text:style-name="T37">rotate</text:span> <text:span text:style-name="T72">option is not empty. Otherwise it needs starting(</text:span><text:span text:style-name="T37">posX</text:span><text:span text:style-name="T72">, </text:span><text:span text:style-name="T37">posY</text:span><text:span text:style-name="T72">) and ending (</text:span><text:span text:style-name="T36">endX</text:span><text:span text:style-name="T72">, </text:span><text:span text:style-name="T36">endY</text:span><text:span text:style-name="T72">) points.</text:span></text:p>
      <text:p text:style-name="P20">rectangle - <text:s/><text:span text:style-name="T41">draw </text:span>rectangle</text:p>
      <text:p text:style-name="P66">use <text:span text:style-name="T37">fill</text:span><text:span text:style-name="T62"> </text:span><text:span text:style-name="T80">to fill the internal of the element with </text:span><text:span text:style-name="T38">objectColor</text:span><text:span text:style-name="T59">.</text:span></text:p>
      <text:p text:style-name="P20">ellip<text:span text:style-name="T41">s</text:span>e - <text:s/><text:span text:style-name="T41">draw </text:span>ellip<text:span text:style-name="T41">s</text:span>e</text:p>
      <text:p text:style-name="P70"><text:tab/><text:span text:style-name="T79">use </text:span><text:span text:style-name="T37">fill</text:span><text:span text:style-name="T62"> </text:span><text:span text:style-name="T81">to fill the internal of the element with </text:span><text:span text:style-name="T38">objectColor</text:span><text:span text:style-name="T63">.</text:span></text:p>
      <text:p text:style-name="P70"><text:span text:style-name="T63"/></text:p>
      <text:p text:style-name="P71">Only <text:span text:style-name="T32">text</text:span>, <text:span text:style-name="T32">picture</text:span>, <text:span text:style-name="T32">barcode</text:span> content can be substituted with data from labels file. All others will remain constant as defined in the label.</text:p>
      <text:p text:style-name="P56"/>
      <text:p text:style-name="P17">Parameters:</text:p>
      <text:p text:style-name="P16">All measurement are in pixels!</text:p>
      <text:p text:style-name="P18">[] - <text:span text:style-name="T8">optional. C</text:span>an be <text:span text:style-name="T24">empty </text:span><text:span text:style-name="T27">or </text:span>set <text:span text:style-name="T24">to</text:span> "0" to use default value object content data will be taken from template "<text:span text:style-name="T29">default_</text:span>" field if label file has empty field for it.</text:p>
      <text:p text:style-name="P18"/>
      <text:p text:style-name="P34"><text:soft-page-break/><text:span text:style-name="T25">b</text:span><text:span text:style-name="T23">ackgroundColor:</text:span></text:p>
      <text:p text:style-name="P51">string</text:p>
      <text:p text:style-name="P51">Beige, Black, Blue, Brown, Cyan, Gold, Gray, Green, Magenta, Orange, Pink, Purple, Red, Silver, Violet, White, Yellow, ...</text:p>
      <text:p text:style-name="P32"/>
      <text:p text:style-name="P29">objectColor:</text:p>
      <text:p text:style-name="P49">string</text:p>
      <text:p text:style-name="P50">Beige, Black, Blue, Brown, Cyan, Gold, Gray, Green, Magenta, Orange, Pink, Purple, Red, Silver, Violet, White, Yellow, ...</text:p>
      <text:p text:style-name="P32"/>
      <text:p text:style-name="P24">posX, posY:</text:p>
      <text:p text:style-name="P41"><text:span text:style-name="T10">int </text:span><text:span text:style-name="T19">[</text:span>0, <text:span text:style-name="T17">label </text:span>width or height<text:span text:style-name="T18">]</text:span></text:p>
      <text:p text:style-name="P26"/>
      <text:p text:style-name="P27"><text:span text:style-name="T12">w</text:span><text:span text:style-name="T39">idth, height:</text:span></text:p>
      <text:p text:style-name="P52"><text:span text:style-name="T47">int </text:span><text:span text:style-name="T48">[0, </text:span><text:span text:style-name="T49">diagonal size of the label</text:span><text:span text:style-name="T48">]</text:span></text:p>
      <text:p text:style-name="P35"/>
      <text:p text:style-name="P28"><text:span text:style-name="T13">end</text:span><text:span text:style-name="T39">X, </text:span><text:span text:style-name="T13">end</text:span><text:span text:style-name="T39">Y:</text:span></text:p>
      <text:p text:style-name="P42"><text:span text:style-name="T10">int </text:span><text:span text:style-name="T19">[</text:span>0, <text:span text:style-name="T17">label </text:span>width or height<text:span text:style-name="T18">]</text:span></text:p>
      <text:p text:style-name="P36"/>
      <text:p text:style-name="P30">fill:</text:p>
      <text:p text:style-name="P46"><text:span text:style-name="T30">int </text:span><text:span text:style-name="T42">[0, </text:span><text:span text:style-name="T44">1</text:span><text:span text:style-name="T42">]</text:span></text:p>
      <text:p text:style-name="P45">0 = no <text:span text:style-name="T21">fill</text:span></text:p>
      <text:p text:style-name="P47"><text:span text:style-name="T42">1 = fill with </text:span><text:span text:style-name="T44">object</text:span><text:span text:style-name="T43">Color (default = White)</text:span></text:p>
      <text:p text:style-name="P67"/>
      <text:p text:style-name="P30">lineWidth:</text:p>
      <text:p text:style-name="P46"><text:span text:style-name="T31">float</text:span><text:span text:style-name="T30"> </text:span><text:span text:style-name="T42">[0, ...]</text:span></text:p>
      <text:p text:style-name="P19"/>
      <text:p text:style-name="P31">lineLength:</text:p>
      <text:p text:style-name="P48"><text:span text:style-name="T31">float</text:span><text:span text:style-name="T30"> </text:span><text:span text:style-name="T42">[0, …]</text:span></text:p>
      <text:p text:style-name="P33"/>
      <text:p text:style-name="P19"><text:span text:style-name="T11">[</text:span><text:span text:style-name="T39">fontStyle</text:span><text:span text:style-name="T11">]</text:span><text:span text:style-name="T39">:</text:span></text:p>
      <text:p text:style-name="P45"><text:span text:style-name="T10">int </text:span><text:span text:style-name="T20">[0, 1]</text:span></text:p>
      <text:p text:style-name="P38">0 = regular</text:p>
      <text:p text:style-name="P38">1 = bold</text:p>
      <text:p text:style-name="P38">2 = italic</text:p>
      <text:p text:style-name="P38">4 = underline</text:p>
      <text:p text:style-name="P38">8 = strikeou<text:span text:style-name="T8">t</text:span></text:p>
      <text:p text:style-name="P19"/>
      <text:p text:style-name="P19"><text:span text:style-name="T11">[</text:span><text:span text:style-name="T39">transparent</text:span><text:span text:style-name="T11">]</text:span><text:span text:style-name="T39">:</text:span></text:p>
      <text:p text:style-name="P45"><text:span text:style-name="T10">int </text:span><text:span text:style-name="T20">[0, 1]</text:span></text:p>
      <text:p text:style-name="P38">0 = no conversion</text:p>
      <text:p text:style-name="P38">1 = convert <text:span text:style-name="T26">backgroundColor</text:span> to transparent</text:p>
      <text:p text:style-name="P23"/>
      <text:p text:style-name="P19"><text:span text:style-name="T11">[</text:span><text:span text:style-name="T39">bcFormat</text:span><text:span text:style-name="T11">]</text:span><text:span text:style-name="T39">:</text:span></text:p>
      <text:p text:style-name="P45"><text:span text:style-name="T10">int </text:span><text:span text:style-name="T20">[1, 524288]</text:span></text:p>
      <text:p text:style-name="P39">2 = CODABAR <text:span text:style-name="T8">[1D]</text:span></text:p>
      <text:p text:style-name="P39">4 = CODE39 <text:span text:style-name="T8">[1D]</text:span></text:p>
      <text:p text:style-name="P39">8 = CODE93 <text:span text:style-name="T8">[1D]</text:span></text:p>
      <text:p text:style-name="P39">16 = CODE128 <text:span text:style-name="T8">[1D]</text:span></text:p>
      <text:p text:style-name="P39">64 = EAN8 <text:span text:style-name="T8">[1D]</text:span></text:p>
      <text:p text:style-name="P39">128 = EAN13 <text:span text:style-name="T8">[1D]</text:span></text:p>
      <text:p text:style-name="P39">256 = ITF <text:span text:style-name="T8">[1D]</text:span></text:p>
      <text:p text:style-name="P39"><text:soft-page-break/>4096 = RSS_14 <text:span text:style-name="T8">[1D]</text:span></text:p>
      <text:p text:style-name="P39">8192 = RSS_EXPANDED <text:span text:style-name="T8">[1D]</text:span></text:p>
      <text:p text:style-name="P39">16384 = UPC_A <text:span text:style-name="T8">[1D]</text:span></text:p>
      <text:p text:style-name="P39">32768 = UPC_E <text:span text:style-name="T8">[1D]</text:span></text:p>
      <text:p text:style-name="P39">65535 = UPC_EAN_EXTENSION <text:span text:style-name="T8">[1D]</text:span></text:p>
      <text:p text:style-name="P39">131072 = MSI <text:span text:style-name="T8">[1D]</text:span></text:p>
      <text:p text:style-name="P39">262144 = PLESSEY <text:span text:style-name="T8">[1D]</text:span></text:p>
      <text:p text:style-name="P39"><text:s/>= IMB <text:span text:style-name="T8">[1D]</text:span></text:p>
      <text:p text:style-name="P39">1 = AZTEC <text:span text:style-name="T8">[2D]</text:span></text:p>
      <text:p text:style-name="P39">32 = DATAMATRIX <text:span text:style-name="T8">[2D]</text:span></text:p>
      <text:p text:style-name="P39">512 = MAXICODE <text:span text:style-name="T8">[2D]</text:span></text:p>
      <text:p text:style-name="P39">1024 = PDF417 <text:span text:style-name="T8">[2D]</text:span></text:p>
      <text:p text:style-name="P39">2048 = QRCODE <text:span text:style-name="T8">[2D]</text:span></text:p>
      <text:p text:style-name="P19"/>
      <text:p text:style-name="P23"><text:span text:style-name="T14">[</text:span>additional_features<text:span text:style-name="T14">]</text:span>:</text:p>
      <text:p text:style-name="P25">!!! Only for specific needs defined by specialists !!!</text:p>
      <text:p text:style-name="P53">AZTEC_LAYERS</text:p>
      <text:p text:style-name="P38"><text:span text:style-name="T10">int </text:span>[-4, 32]</text:p>
      <text:p text:style-name="P38">Specifies the required number of layers for an Aztec code. A negative number (-1, -2, -3, -4) specifies a compact Aztec code. 0 indicates to use the minimum number of layers (the default). A positive number (1, 2, .. 32) specifies a normal (non-compact) Aztec code.</text:p>
      <text:p text:style-name="P38"/>
      <text:p text:style-name="P53">ERROR_CORRECTION</text:p>
      <text:p text:style-name="P38"><text:span text:style-name="T10">int </text:span>[0, 8] ??</text:p>
      <text:p text:style-name="P38">Specifies what degree of error correction to use, for example in QR Codes. Type depends on the encoder. For example for QR codes it's type ErrorCorrectionLevel. For Aztec it is of type Integer, representing the minimal percentage of error correction words. For PDF417 it is of type Integer, valid values being 0 to 8.</text:p>
      <text:p text:style-name="P40">Note: an Aztec symbol should have a minimum of 25% EC words.</text:p>
      <text:p text:style-name="P40"/>
      <text:p text:style-name="P53">MARGIN</text:p>
      <text:p text:style-name="P44">int</text:p>
      <text:p text:style-name="P38">Specifies margin, in pixels, to use when generating the barcode. The meaning can vary by format; for example it controls margin before and after the barcode horizontally for most 1D formats.</text:p>
      <text:p text:style-name="P38"/>
      <text:p text:style-name="P53">PDF417_ASPECT_RATIO</text:p>
      <text:p text:style-name="P38"><text:span text:style-name="T10">int </text:span>[1, 4]</text:p>
      <text:p text:style-name="P38">Aspect ratio to use. Default = 4.</text:p>
      <text:p text:style-name="P38"/>
      <text:p text:style-name="P53">QR_VERSION</text:p>
      <text:p text:style-name="P38"><text:span text:style-name="T10">int </text:span>[1, 40] ??</text:p>
      <text:p text:style-name="P38">Specifies the exact version of QR code to be encoded.</text:p>
      <text:p text:style-name="P19"/>
      <text:p text:style-name="P19"><text:span text:style-name="T34">!!! following </text:span><text:span text:style-name="T9">are</text:span><text:span text:style-name="T34"> not implemented yet !!!</text:span></text:p>
      <text:p text:style-name="P19"/>
      <text:p text:style-name="P53">CHARACTER_SET</text:p>
      <text:p text:style-name="P44">string</text:p>
      <text:p text:style-name="P38">Specifies what character encoding to use where applicable.</text:p>
      <text:p text:style-name="P38"/>
      <text:p text:style-name="P53">PDF417_COMPACTION</text:p>
      <text:p text:style-name="P44"><text:soft-page-break/>string</text:p>
      <text:p text:style-name="P38">Specifies what compaction mode to use for PDF417.</text:p>
      <text:p text:style-name="P38"/>
      <text:p text:style-name="P53">CODE128_FORCE_CODESET_B</text:p>
      <text:p text:style-name="P38"><text:span text:style-name="T10">string </text:span>[true, false]</text:p>
      <text:p text:style-name="P38">If true, don't switch to codeset C for numbers.</text:p>
      <text:p text:style-name="P38"/>
      <text:p text:style-name="P53">DISABLE_ECI</text:p>
      <text:p text:style-name="P43"><text:span text:style-name="T10">string </text:span>[true, false]</text:p>
      <text:p text:style-name="P38">Don't append ECI segment.</text:p>
      <text:p text:style-name="P38"/>
      <text:p text:style-name="P53">GS1_FORMAT</text:p>
      <text:p text:style-name="P43"><text:span text:style-name="T10">string </text:span>[true, false]</text:p>
      <text:p text:style-name="P38">Specifies whether the data should be encoded to the GS1 standard.</text:p>
      <text:p text:style-name="P38"/>
      <text:p text:style-name="P53">PDF417_COMPACT</text:p>
      <text:p text:style-name="P43"><text:span text:style-name="T10">string </text:span>[true, false]</text:p>
      <text:p text:style-name="P38">Specifies whether to use compact mode for PDF417.</text:p>
      <text:p text:style-name="P38"/>
      <text:p text:style-name="P53">DATA_MATRIX_SHAPE</text:p>
      <text:p text:style-name="P38">[?]</text:p>
      <text:p text:style-name="P38">Specifies the matrix shape for Data Matrix (type SymbolShapeHint).</text:p>
      <text:p text:style-name="P38"/>
      <text:p text:style-name="P53">PDF417_DIMENSIONS</text:p>
      <text:p text:style-name="P38">[?]</text:p>
      <text:p text:style-name="P38">Specifies the minimum and maximum number of rows and columns for PDF417 (type Dimensions).</text:p>
      <text:p text:style-name="P38"/>
      <text:p text:style-name="P53">DATA_MATRIX_DEFAULT_ENCODATION</text:p>
      <text:p text:style-name="P38">[?]</text:p>
      <text:p text:style-name="P38">Encodation for DataMatrix. Default = ASCII.</text:p>
      <text:p text:style-name="Standard"/>
      <text:p text:style-name="P10">Label data</text:p>
      <text:p text:style-name="P9">CSV file with delimiter as per config parameter "CSVdelimiter":</text:p>
      <text:p text:style-name="Standard"/>
      <text:p text:style-name="P19"><text:span text:style-name="T39">1st string</text:span>: Column headers <text:span text:style-name="T16">(if appropriate checkbox selected in the software)</text:span></text:p>
      <text:p text:style-name="P19"><text:span text:style-name="T39">2nd string</text:span>: 1st label data</text:p>
      <text:p text:style-name="P19"><text:span text:style-name="T39">3rd string</text:span>: 2nd label data</text:p>
      <text:p text:style-name="P56"/>
      <text:p text:style-name="P13">====<text:span text:style-name="T15">l</text:span>abel data file <text:span text:style-name="T15">structure====</text:span></text:p>
      <text:p text:style-name="P2"><text:span text:style-name="T15">column1_name</text:span>; <text:span text:style-name="T15">column2_name</text:span>; <text:span text:style-name="T15">column3_name</text:span>;</text:p>
      <text:p text:style-name="P2"><text:span text:style-name="T15">label1_object1</text:span>; <text:span text:style-name="T15">label1_object2</text:span>; <text:span text:style-name="T15">label1_object3</text:span>;</text:p>
      <text:p text:style-name="P2"><text:span text:style-name="T15">label2_object1</text:span>; <text:span text:style-name="T15">label2_object2</text:span>; <text:span text:style-name="T15">label2_object3</text:span>;</text:p>
      <text:p text:style-name="Standard">====<text:span text:style-name="T15">end====</text:span></text:p>
      <text:p text:style-name="Standard"/>
      <text:p text:style-name="P11">Examples</text:p>
      <text:p text:style-name="P13">====template file <text:span text:style-name="T15">example</text:span>====</text:p>
      <text:p text:style-name="P61">label; Beige; ; 400; 400;</text:p>
      <text:p text:style-name="P61">text; Green; 10; 10; 0; string1; Arial; 10; 0;</text:p>
      <text:p text:style-name="P59">picture; White; 10; 100; 0; custom_min1.png; 0; 0; 1;</text:p>
      <text:p text:style-name="P59">barcode; Yellow; Blue; 10; 180; 0; 123456789; 200; 40; 16; 1;</text:p>
      <text:p text:style-name="P59">picture; Black; 390; 10; 90; custom_min1.png; 0; 0; 1;</text:p>
      <text:p text:style-name="P59"><text:soft-page-break/>barcode; Blue; Yellow; 290; 200; 90; 987654321; 200; 200; 2048; 0; MARGIN=0;</text:p>
      <text:p text:style-name="P59">text; Cyan; 20; 390; -90; string2; Courier New; 20; 4;</text:p>
      <text:p text:style-name="P59">line; Yellow; 10; 10; ; 1; 389; 389;</text:p>
      <text:p text:style-name="P59">line; Purple; 389; 10; 135; 5; 400;</text:p>
      <text:p text:style-name="P59">rectangle; Lime; 20; 20; 0; 3; 359; 359; 0;</text:p>
      <text:p text:style-name="P59">ellipse; Magenta; 20; 20; 0; 10; 359; 359; 0;</text:p>
      <text:p text:style-name="P13">====<text:span text:style-name="T15">end====</text:span></text:p>
      <text:p text:style-name="P14"/>
      <text:p text:style-name="P13">====<text:span text:style-name="T15">l</text:span>abel data file <text:span text:style-name="T15">example====</text:span></text:p>
      <text:p text:style-name="P60">String1;Picture1;Barcode1;Picture2;Barcode2;String2;Line1;Line2;Rectangle;Ellipse;</text:p>
      <text:p text:style-name="P60">string11;custom_min1.png;1123456789;custom.png;9876543211;string12;;;;;</text:p>
      <text:p text:style-name="P60">string21;ladon.png;2123456789;logo.png;9876543212;string22;;;;;</text:p>
      <text:p text:style-name="P60">string31;custom_min1.png;3123456789;custom_min1.png;9876543213;string32;;;;;</text:p>
      <text:p text:style-name="P60">string41;custom_min1.png;4123456789;custom_min1.png;9876543214;string42;;;;;</text:p>
      <text:p text:style-name="P14">====end====</text:p>
      <text:p text:style-name="P14"/>
      <text:p text:style-name="P58">Appendix:</text:p>
      <text:p text:style-name="P58">List of the colors available for <text:span text:style-name="T5">backgroundColor</text:span><text:span text:style-name="T60"> </text:span><text:span text:style-name="T59">and</text:span><text:span text:style-name="T61"> </text:span><text:span text:style-name="T5">objectColor</text:span><text:span text:style-name="T60">:</text:span></text:p>
      <table:table table:name="Таблица1" table:style-name="Таблица1">
        <table:table-column table:style-name="Таблица1.A" table:number-columns-repeated="4"/>
        <table:table-row>
          <table:table-cell table:style-name="Таблица1.A1" office:value-type="string">
            <text:p text:style-name="P62"><text:span text:style-name="T65">AliceBlue</text:span></text:p>
            <text:p text:style-name="P62">AntiqueWhite</text:p>
            <text:p text:style-name="P62">Aqua</text:p>
            <text:p text:style-name="P62">Aquamarine</text:p>
            <text:p text:style-name="P62">Azure</text:p>
            <text:p text:style-name="P62">Beige</text:p>
            <text:p text:style-name="P62">Bisque</text:p>
            <text:p text:style-name="P62">Black</text:p>
            <text:p text:style-name="P62">BlanchedAlmond</text:p>
            <text:p text:style-name="P62">Blue</text:p>
            <text:p text:style-name="P62">BlueViolet</text:p>
            <text:p text:style-name="P62">Brown</text:p>
            <text:p text:style-name="P62">BurlyWood</text:p>
            <text:p text:style-name="P62">CadetBlue</text:p>
            <text:p text:style-name="P62">Chartreuse</text:p>
            <text:p text:style-name="P62">Chocolate</text:p>
            <text:p text:style-name="P62">Coral</text:p>
            <text:p text:style-name="P62">CornflowerBlue</text:p>
            <text:p text:style-name="P62">Cornsilk</text:p>
            <text:p text:style-name="P62">Crimson</text:p>
            <text:p text:style-name="P62">Cyan</text:p>
            <text:p text:style-name="P62">DarkBlue</text:p>
            <text:p text:style-name="P62">DarkCyan</text:p>
            <text:p text:style-name="P62">DarkGoldenrod</text:p>
            <text:p text:style-name="P62">DarkGray</text:p>
            <text:p text:style-name="P62">DarkGreen</text:p>
            <text:p text:style-name="P62">DarkKhaki</text:p>
            <text:p text:style-name="P62">DarkMagena</text:p>
            <text:p text:style-name="P62">DarkOliveGreen</text:p>
            <text:p text:style-name="P62">DarkOrange</text:p>
            <text:p text:style-name="P62">DarkOrchid</text:p>
            <text:p text:style-name="P62">DarkRed</text:p>
            <text:p text:style-name="P62">DarkSalmon</text:p>
            <text:p text:style-name="P62">DarkSeaGreen</text:p>
            <text:p text:style-name="P62">DarkSlateBlue</text:p>
          </table:table-cell>
          <table:table-cell table:style-name="Таблица1.A1" office:value-type="string">
            <text:p text:style-name="P63">DarkSlateGray</text:p>
            <text:p text:style-name="P63">DarkTurquoise</text:p>
            <text:p text:style-name="P63">DarkViolet</text:p>
            <text:p text:style-name="P63">DeepPink</text:p>
            <text:p text:style-name="P62">DeepSkyBlue</text:p>
            <text:p text:style-name="P62">DimGray</text:p>
            <text:p text:style-name="P62">DodgerBlue</text:p>
            <text:p text:style-name="P62">Firebrick</text:p>
            <text:p text:style-name="P62">FloralWhite</text:p>
            <text:p text:style-name="P62">ForestGreen</text:p>
            <text:p text:style-name="P62">Fuschia</text:p>
            <text:p text:style-name="P62">Gainsboro</text:p>
            <text:p text:style-name="P62">GhostWhite</text:p>
            <text:p text:style-name="P62">Gold</text:p>
            <text:p text:style-name="P62">Goldenrod</text:p>
            <text:p text:style-name="P62">Gray</text:p>
            <text:p text:style-name="P62">Green</text:p>
            <text:p text:style-name="P62">GreenYellow</text:p>
            <text:p text:style-name="P62">Honeydew</text:p>
            <text:p text:style-name="P62">HotPink</text:p>
            <text:p text:style-name="P62">IndianRed</text:p>
            <text:p text:style-name="P62">Indigo</text:p>
            <text:p text:style-name="P62">Ivory</text:p>
            <text:p text:style-name="P62">Khaki</text:p>
            <text:p text:style-name="P62">Lavender</text:p>
            <text:p text:style-name="P62">LavenderBlush</text:p>
            <text:p text:style-name="P62">LawnGreen</text:p>
            <text:p text:style-name="P62">LemonChiffon</text:p>
            <text:p text:style-name="P62">LightBlue</text:p>
            <text:p text:style-name="P62">LightCoral</text:p>
            <text:p text:style-name="P62">LightCyan</text:p>
            <text:p text:style-name="P62">LightGoldenrodYellow</text:p>
            <text:p text:style-name="P62">LightGray</text:p>
            <text:p text:style-name="P62">LightGreen</text:p>
            <text:p text:style-name="P62">LightPink</text:p>
          </table:table-cell>
          <table:table-cell table:style-name="Таблица1.A1" office:value-type="string">
            <text:p text:style-name="P63">LightSalmon</text:p>
            <text:p text:style-name="P63">LightSeaGreen</text:p>
            <text:p text:style-name="P63">LightSkyBlue</text:p>
            <text:p text:style-name="P63">LightSlateGray</text:p>
            <text:p text:style-name="P63">LightSteelBlue</text:p>
            <text:p text:style-name="P63">LightYellow</text:p>
            <text:p text:style-name="P63">Lime</text:p>
            <text:p text:style-name="P62">LimeGreen</text:p>
            <text:p text:style-name="P62">Linen</text:p>
            <text:p text:style-name="P62">Magenta</text:p>
            <text:p text:style-name="P62">Maroon</text:p>
            <text:p text:style-name="P62">MediumAquamarine</text:p>
            <text:p text:style-name="P62">MediumBlue</text:p>
            <text:p text:style-name="P62">MediumOrchid</text:p>
            <text:p text:style-name="P62">MediumPurple</text:p>
            <text:p text:style-name="P62">MediumSeaGreen</text:p>
            <text:p text:style-name="P62">MediumSlateBlue</text:p>
            <text:p text:style-name="P62">MediumSpringGreen</text:p>
            <text:p text:style-name="P62">MediumTurquoise</text:p>
            <text:p text:style-name="P62">MediumVioletRed</text:p>
            <text:p text:style-name="P62">MidnightBlue</text:p>
            <text:p text:style-name="P62">MintCream</text:p>
            <text:p text:style-name="P62">MistyRose</text:p>
            <text:p text:style-name="P62">Moccasin</text:p>
            <text:p text:style-name="P62">NavajoWhite</text:p>
            <text:p text:style-name="P62">Navy</text:p>
            <text:p text:style-name="P62">OldLace</text:p>
            <text:p text:style-name="P62">Olive</text:p>
            <text:p text:style-name="P62">OliveDrab</text:p>
            <text:p text:style-name="P62">Orange</text:p>
            <text:p text:style-name="P62">OrangeRed</text:p>
            <text:p text:style-name="P62">Orchid</text:p>
            <text:p text:style-name="P62">PaleGoldenrod</text:p>
            <text:p text:style-name="P62">PaleGreen</text:p>
            <text:p text:style-name="P62">PaleTurquoise</text:p>
          </table:table-cell>
          <table:table-cell table:style-name="Таблица1.D1" office:value-type="string">
            <text:p text:style-name="P63">PaleVioletRed</text:p>
            <text:p text:style-name="P63">PapayaWhip</text:p>
            <text:p text:style-name="P63">PeachPuff</text:p>
            <text:p text:style-name="P63">Peru</text:p>
            <text:p text:style-name="P63">Pink</text:p>
            <text:p text:style-name="P63">Plum</text:p>
            <text:p text:style-name="P63">PowderBlue</text:p>
            <text:p text:style-name="P63">Purple</text:p>
            <text:p text:style-name="P63">Red</text:p>
            <text:p text:style-name="P63">RosyBrown</text:p>
            <text:p text:style-name="P62">RoyalBlue</text:p>
            <text:p text:style-name="P62">SaddleBrown</text:p>
            <text:p text:style-name="P62">Salmon</text:p>
            <text:p text:style-name="P62">SandyBrown</text:p>
            <text:p text:style-name="P62">SeaGreen</text:p>
            <text:p text:style-name="P62">Seashell</text:p>
            <text:p text:style-name="P62">Sienna</text:p>
            <text:p text:style-name="P62">Silver</text:p>
            <text:p text:style-name="P62">SkyBlue</text:p>
            <text:p text:style-name="P62">SlateBlue</text:p>
            <text:p text:style-name="P62">SlateGray</text:p>
            <text:p text:style-name="P62">Snow</text:p>
            <text:p text:style-name="P62">SpringGreen</text:p>
            <text:p text:style-name="P62">SteelBlue</text:p>
            <text:p text:style-name="P62">Tan</text:p>
            <text:p text:style-name="P62">Teal</text:p>
            <text:p text:style-name="P62">Thistle</text:p>
            <text:p text:style-name="P62">Tomato</text:p>
            <text:p text:style-name="P62">Turquoise</text:p>
            <text:p text:style-name="P62">Violet</text:p>
            <text:p text:style-name="P62">Wheat</text:p>
            <text:p text:style-name="P62">White</text:p>
            <text:p text:style-name="P62">WhiteSmoke</text:p>
            <text:p text:style-name="P62">Yellow</text:p>
            <text:p text:style-name="P62">YellowGreen</text:p>
          </table:table-cell>
        </table:table-row>
      </table:table>
      <text:p text:style-name="P58"><text:soft-page-break/></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6T10:06:34.238000000</meta:creation-date>
    <dc:date>2018-08-02T17:05:46.790000000</dc:date>
    <meta:editing-duration>PT4H41M49S</meta:editing-duration>
    <meta:editing-cycles>36</meta:editing-cycles>
    <meta:generator>LibreOffice/5.4.4.2$Windows_X86_64 LibreOffice_project/2524958677847fb3bb44820e40380acbe820f960</meta:generator>
    <meta:document-statistic meta:table-count="1" meta:image-count="0" meta:object-count="0" meta:page-count="6" meta:paragraph-count="309" meta:word-count="1146" meta:character-count="7987" meta:non-whitespace-character-count="7094"/>
  </office:meta>
</office:document-meta>
</file>